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59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9929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Stock Price(So)</text:p>
          </table:table-cell>
          <table:table-cell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string">
            <text:p>Strike Price (K)</text:p>
          </table:table-cell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string">
            <text:p>Risk free rate \(r)</text:p>
          </table:table-cell>
          <table:table-cell office:value-type="float" office:value="0.1">
            <text:p>0.1</text:p>
          </table:table-cell>
          <table:table-cell table:number-columns-repeated="4"/>
        </table:table-row>
        <table:table-row table:style-name="ro1">
          <table:table-cell office:value-type="string">
            <text:p>Volatility (v)</text:p>
          </table:table-cell>
          <table:table-cell office:value-type="float" office:value="0.2">
            <text:p>0.2</text:p>
          </table:table-cell>
          <table:table-cell table:number-columns-repeated="4"/>
        </table:table-row>
        <table:table-row table:style-name="ro1">
          <table:table-cell office:value-type="string">
            <text:p>Time to maturity (T)</text:p>
          </table:table-cell>
          <table:table-cell office:value-type="float" office:value="0.5">
            <text:p>0.5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d1</text:p>
          </table:table-cell>
          <table:table-cell table:style-name="ce1" table:formula="oooc:=(LN(So/K)+((r+((v*v)/2))*T))/(v*POWER(T;0.5))" office:value-type="float" office:value="0.769262628106031">
            <text:p>0.76926262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2</text:p>
          </table:table-cell>
          <table:table-cell table:style-name="ce1" table:formula="oooc:=(LN(So/K)+((r-((v*v)/2))*T))/(v*POWER(T;0.5))" office:value-type="float" office:value="0.627841271868722">
            <text:p>0.62784127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ooc:=(So*NORMSDIST(_d1)) - K*EXP(-r*T)*NORMSDIST(_d2)" office:value-type="float" office:value="4.75942239293527">
            <text:p>4.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</text:p>
          </table:table-cell>
          <table:table-cell table:formula="oooc:=K*EXP(-r*T)*NORMSDIST(-_d2) - (So*NORMSDIST(-_d1))" office:value-type="float" office:value="0.808599372963837">
            <text:p>0.81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ln_SoK</text:p>
          </table:table-cell>
          <table:table-cell table:formula="oooc:=LN(So/K)" office:value-type="float" office:value="0.048790164169432">
            <text:p>0.05</text:p>
          </table:table-cell>
        </table:table-row>
        <table:table-row table:style-name="ro1">
          <table:table-cell table:number-columns-repeated="4"/>
          <table:table-cell office:value-type="string">
            <text:p>r_pvv2_T</text:p>
          </table:table-cell>
          <table:table-cell table:formula="oooc:=((r+((v*v)/2))*T)" office:value-type="float" office:value="0.06">
            <text:p>0.06</text:p>
          </table:table-cell>
        </table:table-row>
        <table:table-row table:style-name="ro1">
          <table:table-cell table:number-columns-repeated="4"/>
          <table:table-cell office:value-type="string">
            <text:p>r_mvv2_T</text:p>
          </table:table-cell>
          <table:table-cell table:formula="oooc:=((r-((v*v)/2))*T)" office:value-type="float" office:value="0.04">
            <text:p>0.04</text:p>
          </table:table-cell>
        </table:table-row>
        <table:table-row table:style-name="ro1">
          <table:table-cell table:number-columns-repeated="4"/>
          <table:table-cell office:value-type="string">
            <text:p>v2T</text:p>
          </table:table-cell>
          <table:table-cell table:formula="oooc:=(v*POWER(T;0.5))" office:value-type="float" office:value="0.14142135623731">
            <text:p>0.14</text:p>
          </table:table-cell>
        </table:table-row>
        <table:table-row table:style-name="ro1">
          <table:table-cell table:number-columns-repeated="4"/>
          <table:table-cell office:value-type="string">
            <text:p>KerT</text:p>
          </table:table-cell>
          <table:table-cell table:formula="oooc:=K*EXP(-r*T)" office:value-type="float" office:value="38.0491769800286">
            <text:p>38.05</text:p>
          </table:table-cell>
        </table:table-row>
        <table:table-row table:style-name="ro1">
          <table:table-cell table:number-columns-repeated="4"/>
          <table:table-cell office:value-type="string">
            <text:p>Ndist</text:p>
          </table:table-cell>
          <table:table-cell table:formula="oooc:=NORMSDIST(1)" office:value-type="float" office:value="0.841344746068543">
            <text:p>0.84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>
        <table:named-range table:name="So" table:base-cell-address="$Sheet1.$B$3" table:cell-range-address="$Sheet1.$B$3"/>
        <table:named-range table:name="K" table:base-cell-address="$Sheet1.$B$4" table:cell-range-address="$Sheet1.$B$4"/>
        <table:named-range table:name="r" table:base-cell-address="$Sheet1.$B$5" table:cell-range-address="$Sheet1.$B$5"/>
        <table:named-range table:name="v" table:base-cell-address="$Sheet1.$B$6" table:cell-range-address="$Sheet1.$B$6"/>
        <table:named-range table:name="T" table:base-cell-address="$Sheet1.$B$7" table:cell-range-address="$Sheet1.$B$7"/>
        <table:named-range table:name="_d1" table:base-cell-address="$Sheet1.$D$10" table:cell-range-address="$Sheet1.$D$10"/>
        <table:named-range table:name="_d2" table:base-cell-address="$Sheet1.$D$11" table:cell-range-address="$Sheet1.$D$11"/>
        <table:named-range table:name="c" table:base-cell-address="$Sheet1.$D$12" table:cell-range-address="$Sheet1.$D$12"/>
        <table:named-range table:name="p" table:base-cell-address="$Sheet1.$D$13" table:cell-range-address="$Sheet1.$D$1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0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11">06/11/2007</text:date>, <text:time>19:0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6-11T17:04:20</meta:creation-date>
    <dc:date>2007-06-11T19:06:40</dc:date>
    <dc:language>en-US</dc:language>
    <meta:editing-cycles>4</meta:editing-cycles>
    <meta:editing-duration>PT1H42M7S</meta:editing-duration>
    <meta:user-defined meta:name="Info 1"/>
    <meta:user-defined meta:name="Info 2"/>
    <meta:user-defined meta:name="Info 3"/>
    <meta:user-defined meta:name="Info 4"/>
    <meta:document-statistic meta:table-count="3" meta:cell-count="30"/>
  </office:meta>
</office:document-meta>
</file>